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language="ru" fo:country="RU" officeooo:rsid="000ecd86" officeooo:paragraph-rsid="000ecd86"/>
    </style:style>
    <style:style style:name="P2" style:family="paragraph" style:parent-style-name="Standard">
      <style:text-properties fo:language="ru" fo:country="RU" officeooo:rsid="000eecfc" officeooo:paragraph-rsid="000eecfc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paragraph-properties fo:margin-top="0in" fo:margin-bottom="0in" style:contextual-spacing="false"/>
    </style:style>
    <style:style style:name="P5" style:family="paragraph" style:parent-style-name="Text_20_body">
      <style:text-properties fo:language="ru" fo:country="RU" officeooo:rsid="000ecd86" officeooo:paragraph-rsid="000ecd86"/>
    </style:style>
    <style:style style:name="P6" style:family="paragraph" style:parent-style-name="Text_20_body">
      <style:text-properties fo:language="ru" fo:country="RU" officeooo:rsid="000eecfc" officeooo:paragraph-rsid="000eecfc"/>
    </style:style>
    <style:style style:name="T1" style:family="text">
      <style:text-properties fo:language="zxx" fo:country="none" style:language-asian="zxx" style:country-asian="none" style:language-complex="zxx" style:country-complex="none"/>
    </style:style>
    <style:style style:name="T2" style:family="text">
      <style:text-properties fo:language="en" fo:country="US" style:language-asian="zxx" style:country-asian="none" style:language-complex="zxx" style:country-complex="none"/>
    </style:style>
    <style:style style:name="T3" style:family="text">
      <style:text-properties style:language-asian="zxx" style:country-asian="none" style:language-complex="zxx" style:country-complex="non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Задание:</text:p>
      <text:p text:style-name="P5">Если вы работаете в <text:span text:style-name="Strong_20_Emphasis">ОС Linux</text:span>, то запустите терминал и введите команды:</text:p>
      <text:list text:style-name="L1">
        <text:list-item>
          <text:p text:style-name="P4">uname -a </text:p>
        </text:list-item>
        <text:list-item>
          <text:p text:style-name="P4">lsb_release -a </text:p>
        </text:list-item>
        <text:list-item>
          <text:p text:style-name="P4">lscpu </text:p>
        </text:list-item>
        <text:list-item>
          <text:p text:style-name="P3">lshw </text:p>
        </text:list-item>
      </text:list>
      <text:p text:style-name="Text_20_body">Что выводит каждая их этих команд?</text:p>
      <text:p text:style-name="Text_20_body"><text:span text:style-name="Emphasis">Ответ приведите в виде снимков экрана с комментарием в свободной форме</text:span></text:p>
      <text:p text:style-name="P1"/>
      <text:p text:style-name="P1"/>
      <text:p text:style-name="P2">1. uname -a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5T16:12:31.536653558</meta:creation-date>
    <dc:date>2025-03-25T16:29:00.312757511</dc:date>
    <meta:editing-duration>PT6M18S</meta:editing-duration>
    <meta:editing-cycles>1</meta:editing-cycles>
    <meta:document-statistic meta:table-count="0" meta:image-count="0" meta:object-count="0" meta:page-count="1" meta:paragraph-count="9" meta:word-count="43" meta:character-count="232" meta:non-whitespace-character-count="198"/>
    <meta:generator>LibreOffice/24.2.7.2$Linux_X86_64 LibreOffice_project/420$Build-2</meta:generator>
  </office:meta>
</office:document-meta>
</file>